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062d7" officeooo:paragraph-rsid="000062d7"/>
    </style:style>
    <style:style style:name="T1" style:family="text">
      <style:text-properties officeooo:rsid="000246e9"/>
    </style:style>
    <style:style style:name="T2" style:family="text">
      <style:text-properties style:text-position="super 58%" officeooo:rsid="0002b2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:</text:p>
      <text:p text:style-name="P1"/>
      <text:p text:style-name="P1">1) Il y a <text:span text:style-name="T1">3</text:span> classes :</text:p>
      <text:p text:style-name="P1"><text:tab/>A : 0.0.0.0 – 1<text:span text:style-name="T1">27.255.255.255 2</text:span><text:span text:style-name="T2">8</text:span><text:span text:style-name="T1"> réseaux : 2</text:span></text:p>
      <text:p text:style-name="P1"><text:tab/>B : <text:span text:style-name="T1">128.0.0.0 – 191.255.255.255</text:span></text:p>
      <text:p text:style-name="P1"><text:tab/>C : <text:span text:style-name="T1">192.0.0.0 – 223.255.255.255</text:span></text:p>
      <text:p text:style-name="P1"><text:tab/><text:span text:style-name="T1">D : 224.0.0.0 – 228.255.255.255</text:span></text:p>
      <text:p text:style-name="P1"><text:tab/><text:span text:style-name="T1">E : expériment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20-02-15T01:22:27.136000000</dc:date>
    <meta:editing-duration>PT12H1M55S</meta:editing-duration>
    <meta:editing-cycles>4</meta:editing-cycles>
    <meta:document-statistic meta:table-count="0" meta:image-count="0" meta:object-count="0" meta:page-count="1" meta:paragraph-count="7" meta:word-count="32" meta:character-count="191" meta:non-whitespace-character-count="157"/>
  </office:meta>
</office:document-meta>
</file>